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81mm" svg:height="90.04mm" svg:x="101.23mm" svg:y="14.61mm">
            <loext:p draw:notify-on-update-of-ranges="option_roi_result.B1:option_roi_result.B1 option_roi_result.B2:option_roi_result.B17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1.42mm" svg:y="1mm">
            <loext:p draw:notify-on-update-of-ranges="option_roi_result.C1:option_roi_result.C1 option_roi_result.C2:option_roi_result.C17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_HF</text:p>
          </table:table-cell>
          <table:table-cell office:value-type="string" calcext:value-type="string">
            <text:p>ROI_LF</text:p>
          </table:table-cell>
        </table:table-row>
        <table:table-row table:style-name="ro1">
          <table:table-cell office:value-type="string" calcext:value-type="string">
            <text:p>2012/1/3</text:p>
          </table:table-cell>
          <table:table-cell table:number-columns-repeated="2" office:value-type="float" office:value="-3.14036" calcext:value-type="float">
            <text:p>-3.14036</text:p>
          </table:table-cell>
        </table:table-row>
        <table:table-row table:style-name="ro1">
          <table:table-cell office:value-type="string" calcext:value-type="string">
            <text:p>2012/1/5</text:p>
          </table:table-cell>
          <table:table-cell table:number-columns-repeated="2" office:value-type="float" office:value="-6.28208" calcext:value-type="float">
            <text:p>-6.28208</text:p>
          </table:table-cell>
        </table:table-row>
        <table:table-row table:style-name="ro1">
          <table:table-cell office:value-type="string" calcext:value-type="string">
            <text:p>2012/1/10</text:p>
          </table:table-cell>
          <table:table-cell table:number-columns-repeated="2" office:value-type="float" office:value="-9.42444" calcext:value-type="float">
            <text:p>-9.42444</text:p>
          </table:table-cell>
        </table:table-row>
        <table:table-row table:style-name="ro1">
          <table:table-cell office:value-type="string" calcext:value-type="string">
            <text:p>2012/1/17</text:p>
          </table:table-cell>
          <table:table-cell table:number-columns-repeated="2" office:value-type="float" office:value="-12.56744" calcext:value-type="float">
            <text:p>-12.56744</text:p>
          </table:table-cell>
        </table:table-row>
        <table:table-row table:style-name="ro1">
          <table:table-cell office:value-type="string" calcext:value-type="string">
            <text:p>2012/1/30</text:p>
          </table:table-cell>
          <table:table-cell table:number-columns-repeated="2" office:value-type="float" office:value="-15.71452" calcext:value-type="float">
            <text:p>-15.71452</text:p>
          </table:table-cell>
        </table:table-row>
        <table:table-row table:style-name="ro1">
          <table:table-cell office:value-type="string" calcext:value-type="string">
            <text:p>2012/2/3</text:p>
          </table:table-cell>
          <table:table-cell table:number-columns-repeated="2" office:value-type="float" office:value="-18.86688" calcext:value-type="float">
            <text:p>-18.86688</text:p>
          </table:table-cell>
        </table:table-row>
        <table:table-row table:style-name="ro1">
          <table:table-cell office:value-type="string" calcext:value-type="string">
            <text:p>2012/2/4</text:p>
          </table:table-cell>
          <table:table-cell table:number-columns-repeated="2" office:value-type="float" office:value="-22.02124" calcext:value-type="float">
            <text:p>-22.02124</text:p>
          </table:table-cell>
        </table:table-row>
        <table:table-row table:style-name="ro1">
          <table:table-cell office:value-type="string" calcext:value-type="string">
            <text:p>2012/2/6</text:p>
          </table:table-cell>
          <table:table-cell table:number-columns-repeated="2" office:value-type="float" office:value="-25.17532" calcext:value-type="float">
            <text:p>-25.17532</text:p>
          </table:table-cell>
        </table:table-row>
        <table:table-row table:style-name="ro1">
          <table:table-cell office:value-type="string" calcext:value-type="string">
            <text:p>2012/2/9</text:p>
          </table:table-cell>
          <table:table-cell table:number-columns-repeated="2" office:value-type="float" office:value="-28.33248" calcext:value-type="float">
            <text:p>-28.33248</text:p>
          </table:table-cell>
        </table:table-row>
        <table:table-row table:style-name="ro1">
          <table:table-cell office:value-type="string" calcext:value-type="string">
            <text:p>2012/2/10</text:p>
          </table:table-cell>
          <table:table-cell table:number-columns-repeated="2" office:value-type="float" office:value="-31.48996" calcext:value-type="float">
            <text:p>-31.48996</text:p>
          </table:table-cell>
        </table:table-row>
        <table:table-row table:style-name="ro1">
          <table:table-cell office:value-type="string" calcext:value-type="string">
            <text:p>2012/2/13</text:p>
          </table:table-cell>
          <table:table-cell table:number-columns-repeated="2" office:value-type="float" office:value="-34.6475" calcext:value-type="float">
            <text:p>-34.6475</text:p>
          </table:table-cell>
        </table:table-row>
        <table:table-row table:style-name="ro1">
          <table:table-cell office:value-type="string" calcext:value-type="string">
            <text:p>2012/2/15</text:p>
          </table:table-cell>
          <table:table-cell office:value-type="float" office:value="44.19242" calcext:value-type="float">
            <text:p>44.19242</text:p>
          </table:table-cell>
          <table:table-cell office:value-type="float" office:value="-37.80594" calcext:value-type="float">
            <text:p>-37.80594</text:p>
          </table:table-cell>
        </table:table-row>
        <table:table-row table:style-name="ro1">
          <table:table-cell office:value-type="string" calcext:value-type="string">
            <text:p>2012/2/17</text:p>
          </table:table-cell>
          <table:table-cell office:value-type="float" office:value="41.03274" calcext:value-type="float">
            <text:p>41.03274</text:p>
          </table:table-cell>
          <table:table-cell office:value-type="float" office:value="41.03602" calcext:value-type="float">
            <text:p>41.03602</text:p>
          </table:table-cell>
        </table:table-row>
        <table:table-row table:style-name="ro1">
          <table:table-cell office:value-type="string" calcext:value-type="string">
            <text:p>2012/2/21</text:p>
          </table:table-cell>
          <table:table-cell office:value-type="float" office:value="37.87362" calcext:value-type="float">
            <text:p>37.87362</text:p>
          </table:table-cell>
          <table:table-cell office:value-type="float" office:value="119.87854" calcext:value-type="float">
            <text:p>119.87854</text:p>
          </table:table-cell>
        </table:table-row>
        <table:table-row table:style-name="ro1">
          <table:table-cell office:value-type="string" calcext:value-type="string">
            <text:p>2012/2/24</text:p>
          </table:table-cell>
          <table:table-cell office:value-type="float" office:value="34.71468" calcext:value-type="float">
            <text:p>34.71468</text:p>
          </table:table-cell>
          <table:table-cell office:value-type="float" office:value="116.7196" calcext:value-type="float">
            <text:p>116.7196</text:p>
          </table:table-cell>
        </table:table-row>
        <table:table-row table:style-name="ro1">
          <table:table-cell office:value-type="string" calcext:value-type="string">
            <text:p>2012/2/29</text:p>
          </table:table-cell>
          <table:table-cell office:value-type="float" office:value="31.55452" calcext:value-type="float">
            <text:p>31.55452</text:p>
          </table:table-cell>
          <table:table-cell office:value-type="float" office:value="113.55944" calcext:value-type="float">
            <text:p>113.55944</text:p>
          </table:table-cell>
        </table:table-row>
        <table:table-row table:style-name="ro1">
          <table:table-cell office:value-type="string" calcext:value-type="string">
            <text:p>2012/3/5</text:p>
          </table:table-cell>
          <table:table-cell office:value-type="float" office:value="28.39246" calcext:value-type="float">
            <text:p>28.39246</text:p>
          </table:table-cell>
          <table:table-cell office:value-type="float" office:value="192.39902" calcext:value-type="float">
            <text:p>192.39902</text:p>
          </table:table-cell>
        </table:table-row>
        <table:table-row table:style-name="ro1">
          <table:table-cell office:value-type="string" calcext:value-type="string">
            <text:p>2012/3/6</text:p>
          </table:table-cell>
          <table:table-cell office:value-type="float" office:value="25.23202" calcext:value-type="float">
            <text:p>25.23202</text:p>
          </table:table-cell>
          <table:table-cell office:value-type="float" office:value="271.24022" calcext:value-type="float">
            <text:p>271.24022</text:p>
          </table:table-cell>
        </table:table-row>
        <table:table-row table:style-name="ro1">
          <table:table-cell office:value-type="string" calcext:value-type="string">
            <text:p>2012/3/7</text:p>
          </table:table-cell>
          <table:table-cell office:value-type="float" office:value="22.0749" calcext:value-type="float">
            <text:p>22.0749</text:p>
          </table:table-cell>
          <table:table-cell office:value-type="float" office:value="268.0831" calcext:value-type="float">
            <text:p>268.0831</text:p>
          </table:table-cell>
        </table:table-row>
        <table:table-row table:style-name="ro1">
          <table:table-cell office:value-type="string" calcext:value-type="string">
            <text:p>2012/3/8</text:p>
          </table:table-cell>
          <table:table-cell office:value-type="float" office:value="18.9161" calcext:value-type="float">
            <text:p>18.9161</text:p>
          </table:table-cell>
          <table:table-cell office:value-type="float" office:value="264.9243" calcext:value-type="float">
            <text:p>264.9243</text:p>
          </table:table-cell>
        </table:table-row>
        <table:table-row table:style-name="ro1">
          <table:table-cell office:value-type="string" calcext:value-type="string">
            <text:p>2012/3/9</text:p>
          </table:table-cell>
          <table:table-cell office:value-type="float" office:value="15.75626" calcext:value-type="float">
            <text:p>15.75626</text:p>
          </table:table-cell>
          <table:table-cell office:value-type="float" office:value="261.76446" calcext:value-type="float">
            <text:p>261.76446</text:p>
          </table:table-cell>
        </table:table-row>
        <table:table-row table:style-name="ro1">
          <table:table-cell office:value-type="string" calcext:value-type="string">
            <text:p>2012/3/12</text:p>
          </table:table-cell>
          <table:table-cell office:value-type="float" office:value="12.59634" calcext:value-type="float">
            <text:p>12.59634</text:p>
          </table:table-cell>
          <table:table-cell office:value-type="float" office:value="258.60454" calcext:value-type="float">
            <text:p>258.60454</text:p>
          </table:table-cell>
        </table:table-row>
        <table:table-row table:style-name="ro1">
          <table:table-cell office:value-type="string" calcext:value-type="string">
            <text:p>2012/3/13</text:p>
          </table:table-cell>
          <table:table-cell office:value-type="float" office:value="91.4354" calcext:value-type="float">
            <text:p>91.4354</text:p>
          </table:table-cell>
          <table:table-cell office:value-type="float" office:value="337.4436" calcext:value-type="float">
            <text:p>337.4436</text:p>
          </table:table-cell>
        </table:table-row>
        <table:table-row table:style-name="ro1">
          <table:table-cell office:value-type="string" calcext:value-type="string">
            <text:p>2012/3/14</text:p>
          </table:table-cell>
          <table:table-cell office:value-type="float" office:value="88.27236" calcext:value-type="float">
            <text:p>88.27236</text:p>
          </table:table-cell>
          <table:table-cell office:value-type="float" office:value="334.28056" calcext:value-type="float">
            <text:p>334.28056</text:p>
          </table:table-cell>
        </table:table-row>
        <table:table-row table:style-name="ro1">
          <table:table-cell office:value-type="string" calcext:value-type="string">
            <text:p>2012/3/19</text:p>
          </table:table-cell>
          <table:table-cell office:value-type="float" office:value="85.11014" calcext:value-type="float">
            <text:p>85.11014</text:p>
          </table:table-cell>
          <table:table-cell office:value-type="float" office:value="331.11834" calcext:value-type="float">
            <text:p>331.11834</text:p>
          </table:table-cell>
        </table:table-row>
        <table:table-row table:style-name="ro1">
          <table:table-cell office:value-type="string" calcext:value-type="string">
            <text:p>2012/3/20</text:p>
          </table:table-cell>
          <table:table-cell office:value-type="float" office:value="81.94864" calcext:value-type="float">
            <text:p>81.94864</text:p>
          </table:table-cell>
          <table:table-cell office:value-type="float" office:value="327.95684" calcext:value-type="float">
            <text:p>327.95684</text:p>
          </table:table-cell>
        </table:table-row>
        <table:table-row table:style-name="ro1">
          <table:table-cell office:value-type="string" calcext:value-type="string">
            <text:p>2012/3/21</text:p>
          </table:table-cell>
          <table:table-cell office:value-type="float" office:value="78.78936" calcext:value-type="float">
            <text:p>78.78936</text:p>
          </table:table-cell>
          <table:table-cell office:value-type="float" office:value="324.79756" calcext:value-type="float">
            <text:p>324.79756</text:p>
          </table:table-cell>
        </table:table-row>
        <table:table-row table:style-name="ro1">
          <table:table-cell office:value-type="string" calcext:value-type="string">
            <text:p>2012/3/22</text:p>
          </table:table-cell>
          <table:table-cell office:value-type="float" office:value="157.62758" calcext:value-type="float">
            <text:p>157.62758</text:p>
          </table:table-cell>
          <table:table-cell office:value-type="float" office:value="321.63742" calcext:value-type="float">
            <text:p>321.63742</text:p>
          </table:table-cell>
        </table:table-row>
        <table:table-row table:style-name="ro1">
          <table:table-cell office:value-type="string" calcext:value-type="string">
            <text:p>2012/3/23</text:p>
          </table:table-cell>
          <table:table-cell office:value-type="float" office:value="154.4656" calcext:value-type="float">
            <text:p>154.4656</text:p>
          </table:table-cell>
          <table:table-cell office:value-type="float" office:value="318.47544" calcext:value-type="float">
            <text:p>318.47544</text:p>
          </table:table-cell>
        </table:table-row>
        <table:table-row table:style-name="ro1">
          <table:table-cell office:value-type="string" calcext:value-type="string">
            <text:p>2012/3/26</text:p>
          </table:table-cell>
          <table:table-cell office:value-type="float" office:value="151.30394" calcext:value-type="float">
            <text:p>151.30394</text:p>
          </table:table-cell>
          <table:table-cell office:value-type="float" office:value="397.31542" calcext:value-type="float">
            <text:p>397.31542</text:p>
          </table:table-cell>
        </table:table-row>
        <table:table-row table:style-name="ro1">
          <table:table-cell office:value-type="string" calcext:value-type="string">
            <text:p>2012/3/27</text:p>
          </table:table-cell>
          <table:table-cell office:value-type="float" office:value="148.1439" calcext:value-type="float">
            <text:p>148.1439</text:p>
          </table:table-cell>
          <table:table-cell office:value-type="float" office:value="394.15538" calcext:value-type="float">
            <text:p>394.15538</text:p>
          </table:table-cell>
        </table:table-row>
        <table:table-row table:style-name="ro1">
          <table:table-cell office:value-type="string" calcext:value-type="string">
            <text:p>2012/3/28</text:p>
          </table:table-cell>
          <table:table-cell office:value-type="float" office:value="144.98364" calcext:value-type="float">
            <text:p>144.98364</text:p>
          </table:table-cell>
          <table:table-cell office:value-type="float" office:value="390.99512" calcext:value-type="float">
            <text:p>390.99512</text:p>
          </table:table-cell>
        </table:table-row>
        <table:table-row table:style-name="ro1">
          <table:table-cell office:value-type="string" calcext:value-type="string">
            <text:p>2012/3/30</text:p>
          </table:table-cell>
          <table:table-cell office:value-type="float" office:value="141.8274" calcext:value-type="float">
            <text:p>141.8274</text:p>
          </table:table-cell>
          <table:table-cell office:value-type="float" office:value="387.83888" calcext:value-type="float">
            <text:p>387.83888</text:p>
          </table:table-cell>
        </table:table-row>
        <table:table-row table:style-name="ro1">
          <table:table-cell office:value-type="string" calcext:value-type="string">
            <text:p>2012/4/2</text:p>
          </table:table-cell>
          <table:table-cell office:value-type="float" office:value="138.66968" calcext:value-type="float">
            <text:p>138.66968</text:p>
          </table:table-cell>
          <table:table-cell office:value-type="float" office:value="384.68116" calcext:value-type="float">
            <text:p>384.68116</text:p>
          </table:table-cell>
        </table:table-row>
        <table:table-row table:style-name="ro1">
          <table:table-cell office:value-type="string" calcext:value-type="string">
            <text:p>2012/4/3</text:p>
          </table:table-cell>
          <table:table-cell office:value-type="float" office:value="135.51194" calcext:value-type="float">
            <text:p>135.51194</text:p>
          </table:table-cell>
          <table:table-cell office:value-type="float" office:value="381.52342" calcext:value-type="float">
            <text:p>381.52342</text:p>
          </table:table-cell>
        </table:table-row>
        <table:table-row table:style-name="ro1">
          <table:table-cell office:value-type="string" calcext:value-type="string">
            <text:p>2012/4/5</text:p>
          </table:table-cell>
          <table:table-cell office:value-type="float" office:value="132.35896" calcext:value-type="float">
            <text:p>132.35896</text:p>
          </table:table-cell>
          <table:table-cell office:value-type="float" office:value="378.37044" calcext:value-type="float">
            <text:p>378.37044</text:p>
          </table:table-cell>
        </table:table-row>
        <table:table-row table:style-name="ro1">
          <table:table-cell office:value-type="string" calcext:value-type="string">
            <text:p>2012/4/6</text:p>
          </table:table-cell>
          <table:table-cell office:value-type="float" office:value="129.2062" calcext:value-type="float">
            <text:p>129.2062</text:p>
          </table:table-cell>
          <table:table-cell office:value-type="float" office:value="375.21768" calcext:value-type="float">
            <text:p>375.21768</text:p>
          </table:table-cell>
        </table:table-row>
        <table:table-row table:style-name="ro1">
          <table:table-cell office:value-type="string" calcext:value-type="string">
            <text:p>2012/4/9</text:p>
          </table:table-cell>
          <table:table-cell office:value-type="float" office:value="126.0548" calcext:value-type="float">
            <text:p>126.0548</text:p>
          </table:table-cell>
          <table:table-cell office:value-type="float" office:value="372.06628" calcext:value-type="float">
            <text:p>372.06628</text:p>
          </table:table-cell>
        </table:table-row>
        <table:table-row table:style-name="ro1">
          <table:table-cell office:value-type="string" calcext:value-type="string">
            <text:p>2012/4/10</text:p>
          </table:table-cell>
          <table:table-cell office:value-type="float" office:value="122.90218" calcext:value-type="float">
            <text:p>122.90218</text:p>
          </table:table-cell>
          <table:table-cell office:value-type="float" office:value="368.91366" calcext:value-type="float">
            <text:p>368.91366</text:p>
          </table:table-cell>
        </table:table-row>
        <table:table-row table:style-name="ro1">
          <table:table-cell office:value-type="string" calcext:value-type="string">
            <text:p>2012/4/11</text:p>
          </table:table-cell>
          <table:table-cell office:value-type="float" office:value="201.75036" calcext:value-type="float">
            <text:p>201.75036</text:p>
          </table:table-cell>
          <table:table-cell office:value-type="float" office:value="365.76348" calcext:value-type="float">
            <text:p>365.76348</text:p>
          </table:table-cell>
        </table:table-row>
        <table:table-row table:style-name="ro1">
          <table:table-cell office:value-type="string" calcext:value-type="string">
            <text:p>2012/4/12</text:p>
          </table:table-cell>
          <table:table-cell office:value-type="float" office:value="198.59812" calcext:value-type="float">
            <text:p>198.59812</text:p>
          </table:table-cell>
          <table:table-cell office:value-type="float" office:value="362.61124" calcext:value-type="float">
            <text:p>362.61124</text:p>
          </table:table-cell>
        </table:table-row>
        <table:table-row table:style-name="ro1">
          <table:table-cell office:value-type="string" calcext:value-type="string">
            <text:p>2012/4/13</text:p>
          </table:table-cell>
          <table:table-cell office:value-type="float" office:value="195.44414" calcext:value-type="float">
            <text:p>195.44414</text:p>
          </table:table-cell>
          <table:table-cell office:value-type="float" office:value="359.45726" calcext:value-type="float">
            <text:p>359.45726</text:p>
          </table:table-cell>
        </table:table-row>
        <table:table-row table:style-name="ro1">
          <table:table-cell office:value-type="string" calcext:value-type="string">
            <text:p>2012/4/16</text:p>
          </table:table-cell>
          <table:table-cell office:value-type="float" office:value="192.29018" calcext:value-type="float">
            <text:p>192.29018</text:p>
          </table:table-cell>
          <table:table-cell office:value-type="float" office:value="356.3033" calcext:value-type="float">
            <text:p>356.3033</text:p>
          </table:table-cell>
        </table:table-row>
        <table:table-row table:style-name="ro1">
          <table:table-cell office:value-type="string" calcext:value-type="string">
            <text:p>2012/4/17</text:p>
          </table:table-cell>
          <table:table-cell office:value-type="float" office:value="189.13606" calcext:value-type="float">
            <text:p>189.13606</text:p>
          </table:table-cell>
          <table:table-cell office:value-type="float" office:value="353.14918" calcext:value-type="float">
            <text:p>353.14918</text:p>
          </table:table-cell>
        </table:table-row>
        <table:table-row table:style-name="ro1">
          <table:table-cell office:value-type="string" calcext:value-type="string">
            <text:p>2012/4/18</text:p>
          </table:table-cell>
          <table:table-cell office:value-type="float" office:value="185.9823" calcext:value-type="float">
            <text:p>185.9823</text:p>
          </table:table-cell>
          <table:table-cell office:value-type="float" office:value="349.99542" calcext:value-type="float">
            <text:p>349.99542</text:p>
          </table:table-cell>
        </table:table-row>
        <table:table-row table:style-name="ro1">
          <table:table-cell office:value-type="string" calcext:value-type="string">
            <text:p>2012/4/19</text:p>
          </table:table-cell>
          <table:table-cell office:value-type="float" office:value="182.83052" calcext:value-type="float">
            <text:p>182.83052</text:p>
          </table:table-cell>
          <table:table-cell office:value-type="float" office:value="346.84364" calcext:value-type="float">
            <text:p>346.84364</text:p>
          </table:table-cell>
        </table:table-row>
        <table:table-row table:style-name="ro1">
          <table:table-cell office:value-type="string" calcext:value-type="string">
            <text:p>2012/4/20</text:p>
          </table:table-cell>
          <table:table-cell office:value-type="float" office:value="179.67894" calcext:value-type="float">
            <text:p>179.67894</text:p>
          </table:table-cell>
          <table:table-cell office:value-type="float" office:value="343.69206" calcext:value-type="float">
            <text:p>343.69206</text:p>
          </table:table-cell>
        </table:table-row>
        <table:table-row table:style-name="ro1">
          <table:table-cell office:value-type="string" calcext:value-type="string">
            <text:p>2012/4/23</text:p>
          </table:table-cell>
          <table:table-cell office:value-type="float" office:value="176.52892" calcext:value-type="float">
            <text:p>176.52892</text:p>
          </table:table-cell>
          <table:table-cell office:value-type="float" office:value="422.54368" calcext:value-type="float">
            <text:p>422.54368</text:p>
          </table:table-cell>
        </table:table-row>
        <table:table-row table:style-name="ro1">
          <table:table-cell office:value-type="string" calcext:value-type="string">
            <text:p>2012/4/24</text:p>
          </table:table-cell>
          <table:table-cell office:value-type="float" office:value="255.3783" calcext:value-type="float">
            <text:p>255.3783</text:p>
          </table:table-cell>
          <table:table-cell office:value-type="float" office:value="419.3947" calcext:value-type="float">
            <text:p>419.3947</text:p>
          </table:table-cell>
        </table:table-row>
        <table:table-row table:style-name="ro1">
          <table:table-cell office:value-type="string" calcext:value-type="string">
            <text:p>2012/4/25</text:p>
          </table:table-cell>
          <table:table-cell office:value-type="float" office:value="252.22746" calcext:value-type="float">
            <text:p>252.22746</text:p>
          </table:table-cell>
          <table:table-cell office:value-type="float" office:value="416.24386" calcext:value-type="float">
            <text:p>416.24386</text:p>
          </table:table-cell>
        </table:table-row>
        <table:table-row table:style-name="ro1">
          <table:table-cell office:value-type="string" calcext:value-type="string">
            <text:p>2012/4/26</text:p>
          </table:table-cell>
          <table:table-cell office:value-type="float" office:value="249.07596" calcext:value-type="float">
            <text:p>249.07596</text:p>
          </table:table-cell>
          <table:table-cell office:value-type="float" office:value="413.09236" calcext:value-type="float">
            <text:p>413.09236</text:p>
          </table:table-cell>
        </table:table-row>
        <table:table-row table:style-name="ro1">
          <table:table-cell office:value-type="string" calcext:value-type="string">
            <text:p>2012/4/27</text:p>
          </table:table-cell>
          <table:table-cell office:value-type="float" office:value="245.92508" calcext:value-type="float">
            <text:p>245.92508</text:p>
          </table:table-cell>
          <table:table-cell office:value-type="float" office:value="409.94148" calcext:value-type="float">
            <text:p>409.94148</text:p>
          </table:table-cell>
        </table:table-row>
        <table:table-row table:style-name="ro1">
          <table:table-cell office:value-type="string" calcext:value-type="string">
            <text:p>2012/4/30</text:p>
          </table:table-cell>
          <table:table-cell office:value-type="float" office:value="242.77616" calcext:value-type="float">
            <text:p>242.77616</text:p>
          </table:table-cell>
          <table:table-cell office:value-type="float" office:value="406.79256" calcext:value-type="float">
            <text:p>406.79256</text:p>
          </table:table-cell>
        </table:table-row>
        <table:table-row table:style-name="ro1">
          <table:table-cell office:value-type="string" calcext:value-type="string">
            <text:p>2012/5/2</text:p>
          </table:table-cell>
          <table:table-cell office:value-type="float" office:value="321.62464" calcext:value-type="float">
            <text:p>321.62464</text:p>
          </table:table-cell>
          <table:table-cell office:value-type="float" office:value="403.64268" calcext:value-type="float">
            <text:p>403.64268</text:p>
          </table:table-cell>
        </table:table-row>
        <table:table-row table:style-name="ro1">
          <table:table-cell office:value-type="string" calcext:value-type="string">
            <text:p>2012/5/4</text:p>
          </table:table-cell>
          <table:table-cell office:value-type="float" office:value="318.4723" calcext:value-type="float">
            <text:p>318.4723</text:p>
          </table:table-cell>
          <table:table-cell office:value-type="float" office:value="400.49034" calcext:value-type="float">
            <text:p>400.49034</text:p>
          </table:table-cell>
        </table:table-row>
        <table:table-row table:style-name="ro1">
          <table:table-cell office:value-type="string" calcext:value-type="string">
            <text:p>2012/5/8</text:p>
          </table:table-cell>
          <table:table-cell office:value-type="float" office:value="315.32186" calcext:value-type="float">
            <text:p>315.32186</text:p>
          </table:table-cell>
          <table:table-cell office:value-type="float" office:value="397.3399" calcext:value-type="float">
            <text:p>397.3399</text:p>
          </table:table-cell>
        </table:table-row>
        <table:table-row table:style-name="ro1">
          <table:table-cell office:value-type="string" calcext:value-type="string">
            <text:p>2012/5/9</text:p>
          </table:table-cell>
          <table:table-cell office:value-type="float" office:value="312.17254" calcext:value-type="float">
            <text:p>312.17254</text:p>
          </table:table-cell>
          <table:table-cell office:value-type="float" office:value="394.19058" calcext:value-type="float">
            <text:p>394.19058</text:p>
          </table:table-cell>
        </table:table-row>
        <table:table-row table:style-name="ro1">
          <table:table-cell office:value-type="string" calcext:value-type="string">
            <text:p>2012/5/10</text:p>
          </table:table-cell>
          <table:table-cell office:value-type="float" office:value="391.02244" calcext:value-type="float">
            <text:p>391.02244</text:p>
          </table:table-cell>
          <table:table-cell office:value-type="float" office:value="473.04048" calcext:value-type="float">
            <text:p>473.04048</text:p>
          </table:table-cell>
        </table:table-row>
        <table:table-row table:style-name="ro1">
          <table:table-cell office:value-type="string" calcext:value-type="string">
            <text:p>2012/5/11</text:p>
          </table:table-cell>
          <table:table-cell office:value-type="float" office:value="387.87332" calcext:value-type="float">
            <text:p>387.87332</text:p>
          </table:table-cell>
          <table:table-cell office:value-type="float" office:value="469.89136" calcext:value-type="float">
            <text:p>469.89136</text:p>
          </table:table-cell>
        </table:table-row>
        <table:table-row table:style-name="ro1">
          <table:table-cell office:value-type="string" calcext:value-type="string">
            <text:p>2012/5/14</text:p>
          </table:table-cell>
          <table:table-cell office:value-type="float" office:value="384.72576" calcext:value-type="float">
            <text:p>384.72576</text:p>
          </table:table-cell>
          <table:table-cell office:value-type="float" office:value="466.7438" calcext:value-type="float">
            <text:p>466.7438</text:p>
          </table:table-cell>
        </table:table-row>
        <table:table-row table:style-name="ro1">
          <table:table-cell office:value-type="string" calcext:value-type="string">
            <text:p>2012/5/15</text:p>
          </table:table-cell>
          <table:table-cell office:value-type="float" office:value="463.57806" calcext:value-type="float">
            <text:p>463.57806</text:p>
          </table:table-cell>
          <table:table-cell office:value-type="float" office:value="463.59774" calcext:value-type="float">
            <text:p>463.59774</text:p>
          </table:table-cell>
        </table:table-row>
        <table:table-row table:style-name="ro1">
          <table:table-cell office:value-type="string" calcext:value-type="string">
            <text:p>2012/5/16</text:p>
          </table:table-cell>
          <table:table-cell office:value-type="float" office:value="460.43098" calcext:value-type="float">
            <text:p>460.43098</text:p>
          </table:table-cell>
          <table:table-cell office:value-type="float" office:value="460.45066" calcext:value-type="float">
            <text:p>460.45066</text:p>
          </table:table-cell>
        </table:table-row>
        <table:table-row table:style-name="ro1">
          <table:table-cell office:value-type="string" calcext:value-type="string">
            <text:p>2012/5/17</text:p>
          </table:table-cell>
          <table:table-cell office:value-type="float" office:value="457.28562" calcext:value-type="float">
            <text:p>457.28562</text:p>
          </table:table-cell>
          <table:table-cell office:value-type="float" office:value="457.3053" calcext:value-type="float">
            <text:p>457.3053</text:p>
          </table:table-cell>
        </table:table-row>
        <table:table-row table:style-name="ro1">
          <table:table-cell office:value-type="string" calcext:value-type="string">
            <text:p>2012/5/18</text:p>
          </table:table-cell>
          <table:table-cell office:value-type="float" office:value="454.14238" calcext:value-type="float">
            <text:p>454.14238</text:p>
          </table:table-cell>
          <table:table-cell office:value-type="float" office:value="454.16206" calcext:value-type="float">
            <text:p>454.16206</text:p>
          </table:table-cell>
        </table:table-row>
        <table:table-row table:style-name="ro1">
          <table:table-cell office:value-type="string" calcext:value-type="string">
            <text:p>2012/5/21</text:p>
          </table:table-cell>
          <table:table-cell office:value-type="float" office:value="450.99876" calcext:value-type="float">
            <text:p>450.99876</text:p>
          </table:table-cell>
          <table:table-cell office:value-type="float" office:value="451.01844" calcext:value-type="float">
            <text:p>451.01844</text:p>
          </table:table-cell>
        </table:table-row>
        <table:table-row table:style-name="ro1">
          <table:table-cell office:value-type="string" calcext:value-type="string">
            <text:p>2012/5/22</text:p>
          </table:table-cell>
          <table:table-cell office:value-type="float" office:value="447.8538" calcext:value-type="float">
            <text:p>447.8538</text:p>
          </table:table-cell>
          <table:table-cell office:value-type="float" office:value="447.87348" calcext:value-type="float">
            <text:p>447.87348</text:p>
          </table:table-cell>
        </table:table-row>
        <table:table-row table:style-name="ro1">
          <table:table-cell office:value-type="string" calcext:value-type="string">
            <text:p>2012/5/23</text:p>
          </table:table-cell>
          <table:table-cell office:value-type="float" office:value="444.71082" calcext:value-type="float">
            <text:p>444.71082</text:p>
          </table:table-cell>
          <table:table-cell office:value-type="float" office:value="444.7305" calcext:value-type="float">
            <text:p>444.7305</text:p>
          </table:table-cell>
        </table:table-row>
        <table:table-row table:style-name="ro1">
          <table:table-cell office:value-type="string" calcext:value-type="string">
            <text:p>2012/5/24</text:p>
          </table:table-cell>
          <table:table-cell office:value-type="float" office:value="441.56774" calcext:value-type="float">
            <text:p>441.56774</text:p>
          </table:table-cell>
          <table:table-cell office:value-type="float" office:value="441.58742" calcext:value-type="float">
            <text:p>441.58742</text:p>
          </table:table-cell>
        </table:table-row>
        <table:table-row table:style-name="ro1">
          <table:table-cell office:value-type="string" calcext:value-type="string">
            <text:p>2012/5/25</text:p>
          </table:table-cell>
          <table:table-cell office:value-type="float" office:value="438.42468" calcext:value-type="float">
            <text:p>438.42468</text:p>
          </table:table-cell>
          <table:table-cell office:value-type="float" office:value="438.44436" calcext:value-type="float">
            <text:p>438.44436</text:p>
          </table:table-cell>
        </table:table-row>
        <table:table-row table:style-name="ro1">
          <table:table-cell office:value-type="string" calcext:value-type="string">
            <text:p>2012/5/28</text:p>
          </table:table-cell>
          <table:table-cell office:value-type="float" office:value="435.2832" calcext:value-type="float">
            <text:p>435.2832</text:p>
          </table:table-cell>
          <table:table-cell office:value-type="float" office:value="435.30288" calcext:value-type="float">
            <text:p>435.30288</text:p>
          </table:table-cell>
        </table:table-row>
        <table:table-row table:style-name="ro1">
          <table:table-cell office:value-type="string" calcext:value-type="string">
            <text:p>2012/5/29</text:p>
          </table:table-cell>
          <table:table-cell office:value-type="float" office:value="514.13912" calcext:value-type="float">
            <text:p>514.13912</text:p>
          </table:table-cell>
          <table:table-cell office:value-type="float" office:value="432.16044" calcext:value-type="float">
            <text:p>432.16044</text:p>
          </table:table-cell>
        </table:table-row>
        <table:table-row table:style-name="ro1">
          <table:table-cell office:value-type="string" calcext:value-type="string">
            <text:p>2012/5/30</text:p>
          </table:table-cell>
          <table:table-cell office:value-type="float" office:value="510.99376" calcext:value-type="float">
            <text:p>510.99376</text:p>
          </table:table-cell>
          <table:table-cell office:value-type="float" office:value="429.01508" calcext:value-type="float">
            <text:p>429.01508</text:p>
          </table:table-cell>
        </table:table-row>
        <table:table-row table:style-name="ro1">
          <table:table-cell office:value-type="string" calcext:value-type="string">
            <text:p>2012/5/31</text:p>
          </table:table-cell>
          <table:table-cell office:value-type="float" office:value="589.84932" calcext:value-type="float">
            <text:p>589.84932</text:p>
          </table:table-cell>
          <table:table-cell office:value-type="float" office:value="425.87228" calcext:value-type="float">
            <text:p>425.87228</text:p>
          </table:table-cell>
        </table:table-row>
        <table:table-row table:style-name="ro1">
          <table:table-cell office:value-type="string" calcext:value-type="string">
            <text:p>2012/6/1</text:p>
          </table:table-cell>
          <table:table-cell office:value-type="float" office:value="586.70536" calcext:value-type="float">
            <text:p>586.70536</text:p>
          </table:table-cell>
          <table:table-cell office:value-type="float" office:value="422.72832" calcext:value-type="float">
            <text:p>422.72832</text:p>
          </table:table-cell>
        </table:table-row>
        <table:table-row table:style-name="ro1">
          <table:table-cell office:value-type="string" calcext:value-type="string">
            <text:p>2012/6/4</text:p>
          </table:table-cell>
          <table:table-cell office:value-type="float" office:value="583.56686" calcext:value-type="float">
            <text:p>583.56686</text:p>
          </table:table-cell>
          <table:table-cell office:value-type="float" office:value="419.58982" calcext:value-type="float">
            <text:p>419.58982</text:p>
          </table:table-cell>
        </table:table-row>
        <table:table-row table:style-name="ro1">
          <table:table-cell office:value-type="string" calcext:value-type="string">
            <text:p>2012/6/5</text:p>
          </table:table-cell>
          <table:table-cell office:value-type="float" office:value="580.42784" calcext:value-type="float">
            <text:p>580.42784</text:p>
          </table:table-cell>
          <table:table-cell office:value-type="float" office:value="416.4508" calcext:value-type="float">
            <text:p>416.4508</text:p>
          </table:table-cell>
        </table:table-row>
        <table:table-row table:style-name="ro1">
          <table:table-cell office:value-type="string" calcext:value-type="string">
            <text:p>2012/6/6</text:p>
          </table:table-cell>
          <table:table-cell office:value-type="float" office:value="577.2881" calcext:value-type="float">
            <text:p>577.2881</text:p>
          </table:table-cell>
          <table:table-cell office:value-type="float" office:value="413.31106" calcext:value-type="float">
            <text:p>413.31106</text:p>
          </table:table-cell>
        </table:table-row>
        <table:table-row table:style-name="ro1">
          <table:table-cell office:value-type="string" calcext:value-type="string">
            <text:p>2012/6/7</text:p>
          </table:table-cell>
          <table:table-cell office:value-type="float" office:value="574.14544" calcext:value-type="float">
            <text:p>574.14544</text:p>
          </table:table-cell>
          <table:table-cell office:value-type="float" office:value="410.1684" calcext:value-type="float">
            <text:p>410.1684</text:p>
          </table:table-cell>
        </table:table-row>
        <table:table-row table:style-name="ro1">
          <table:table-cell office:value-type="string" calcext:value-type="string">
            <text:p>2012/6/8</text:p>
          </table:table-cell>
          <table:table-cell office:value-type="float" office:value="571.00534" calcext:value-type="float">
            <text:p>571.00534</text:p>
          </table:table-cell>
          <table:table-cell office:value-type="float" office:value="407.0283" calcext:value-type="float">
            <text:p>407.0283</text:p>
          </table:table-cell>
        </table:table-row>
        <table:table-row table:style-name="ro1">
          <table:table-cell office:value-type="string" calcext:value-type="string">
            <text:p>2012/6/11</text:p>
          </table:table-cell>
          <table:table-cell office:value-type="float" office:value="567.86358" calcext:value-type="float">
            <text:p>567.86358</text:p>
          </table:table-cell>
          <table:table-cell office:value-type="float" office:value="403.88654" calcext:value-type="float">
            <text:p>403.88654</text:p>
          </table:table-cell>
        </table:table-row>
        <table:table-row table:style-name="ro1">
          <table:table-cell office:value-type="string" calcext:value-type="string">
            <text:p>2012/6/13</text:p>
          </table:table-cell>
          <table:table-cell office:value-type="float" office:value="564.72264" calcext:value-type="float">
            <text:p>564.72264</text:p>
          </table:table-cell>
          <table:table-cell office:value-type="float" office:value="400.7456" calcext:value-type="float">
            <text:p>400.7456</text:p>
          </table:table-cell>
        </table:table-row>
        <table:table-row table:style-name="ro1">
          <table:table-cell office:value-type="string" calcext:value-type="string">
            <text:p>2012/6/14</text:p>
          </table:table-cell>
          <table:table-cell office:value-type="float" office:value="561.58184" calcext:value-type="float">
            <text:p>561.58184</text:p>
          </table:table-cell>
          <table:table-cell office:value-type="float" office:value="397.6048" calcext:value-type="float">
            <text:p>397.6048</text:p>
          </table:table-cell>
        </table:table-row>
        <table:table-row table:style-name="ro1">
          <table:table-cell office:value-type="string" calcext:value-type="string">
            <text:p>2012/6/15</text:p>
          </table:table-cell>
          <table:table-cell office:value-type="float" office:value="640.43924" calcext:value-type="float">
            <text:p>640.43924</text:p>
          </table:table-cell>
          <table:table-cell office:value-type="float" office:value="394.46384" calcext:value-type="float">
            <text:p>394.46384</text:p>
          </table:table-cell>
        </table:table-row>
        <table:table-row table:style-name="ro1">
          <table:table-cell office:value-type="string" calcext:value-type="string">
            <text:p>2012/6/18</text:p>
          </table:table-cell>
          <table:table-cell office:value-type="float" office:value="637.29328" calcext:value-type="float">
            <text:p>637.29328</text:p>
          </table:table-cell>
          <table:table-cell office:value-type="float" office:value="391.31788" calcext:value-type="float">
            <text:p>391.31788</text:p>
          </table:table-cell>
        </table:table-row>
        <table:table-row table:style-name="ro1">
          <table:table-cell office:value-type="string" calcext:value-type="string">
            <text:p>2012/6/21</text:p>
          </table:table-cell>
          <table:table-cell office:value-type="float" office:value="634.15012" calcext:value-type="float">
            <text:p>634.15012</text:p>
          </table:table-cell>
          <table:table-cell office:value-type="float" office:value="388.17472" calcext:value-type="float">
            <text:p>388.17472</text:p>
          </table:table-cell>
        </table:table-row>
        <table:table-row table:style-name="ro1">
          <table:table-cell office:value-type="string" calcext:value-type="string">
            <text:p>2012/6/22</text:p>
          </table:table-cell>
          <table:table-cell office:value-type="float" office:value="631.01012" calcext:value-type="float">
            <text:p>631.01012</text:p>
          </table:table-cell>
          <table:table-cell office:value-type="float" office:value="385.03472" calcext:value-type="float">
            <text:p>385.03472</text:p>
          </table:table-cell>
        </table:table-row>
        <table:table-row table:style-name="ro1">
          <table:table-cell office:value-type="string" calcext:value-type="string">
            <text:p>2012/6/25</text:p>
          </table:table-cell>
          <table:table-cell office:value-type="float" office:value="627.87112" calcext:value-type="float">
            <text:p>627.87112</text:p>
          </table:table-cell>
          <table:table-cell office:value-type="float" office:value="381.89572" calcext:value-type="float">
            <text:p>381.89572</text:p>
          </table:table-cell>
        </table:table-row>
        <table:table-row table:style-name="ro1">
          <table:table-cell office:value-type="string" calcext:value-type="string">
            <text:p>2012/6/26</text:p>
          </table:table-cell>
          <table:table-cell office:value-type="float" office:value="624.7322" calcext:value-type="float">
            <text:p>624.7322</text:p>
          </table:table-cell>
          <table:table-cell office:value-type="float" office:value="378.7568" calcext:value-type="float">
            <text:p>378.7568</text:p>
          </table:table-cell>
        </table:table-row>
        <table:table-row table:style-name="ro1">
          <table:table-cell office:value-type="string" calcext:value-type="string">
            <text:p>2012/6/27</text:p>
          </table:table-cell>
          <table:table-cell office:value-type="float" office:value="621.5938" calcext:value-type="float">
            <text:p>621.5938</text:p>
          </table:table-cell>
          <table:table-cell office:value-type="float" office:value="375.6184" calcext:value-type="float">
            <text:p>375.6184</text:p>
          </table:table-cell>
        </table:table-row>
        <table:table-row table:style-name="ro1">
          <table:table-cell office:value-type="string" calcext:value-type="string">
            <text:p>2012/6/28</text:p>
          </table:table-cell>
          <table:table-cell office:value-type="float" office:value="618.45334" calcext:value-type="float">
            <text:p>618.45334</text:p>
          </table:table-cell>
          <table:table-cell office:value-type="float" office:value="372.47794" calcext:value-type="float">
            <text:p>372.47794</text:p>
          </table:table-cell>
        </table:table-row>
        <table:table-row table:style-name="ro1">
          <table:table-cell office:value-type="string" calcext:value-type="string">
            <text:p>2012/6/29</text:p>
          </table:table-cell>
          <table:table-cell office:value-type="float" office:value="697.3121" calcext:value-type="float">
            <text:p>697.3121</text:p>
          </table:table-cell>
          <table:table-cell office:value-type="float" office:value="451.3367" calcext:value-type="float">
            <text:p>451.3367</text:p>
          </table:table-cell>
        </table:table-row>
        <table:table-row table:style-name="ro1">
          <table:table-cell office:value-type="string" calcext:value-type="string">
            <text:p>2012/7/3</text:p>
          </table:table-cell>
          <table:table-cell office:value-type="float" office:value="776.16696" calcext:value-type="float">
            <text:p>776.16696</text:p>
          </table:table-cell>
          <table:table-cell office:value-type="float" office:value="448.1932" calcext:value-type="float">
            <text:p>448.1932</text:p>
          </table:table-cell>
        </table:table-row>
        <table:table-row table:style-name="ro1">
          <table:table-cell office:value-type="string" calcext:value-type="string">
            <text:p>2012/7/10</text:p>
          </table:table-cell>
          <table:table-cell office:value-type="float" office:value="773.02198" calcext:value-type="float">
            <text:p>773.02198</text:p>
          </table:table-cell>
          <table:table-cell office:value-type="float" office:value="445.04822" calcext:value-type="float">
            <text:p>445.04822</text:p>
          </table:table-cell>
        </table:table-row>
        <table:table-row table:style-name="ro1">
          <table:table-cell office:value-type="string" calcext:value-type="string">
            <text:p>2012/7/11</text:p>
          </table:table-cell>
          <table:table-cell office:value-type="float" office:value="769.87926" calcext:value-type="float">
            <text:p>769.87926</text:p>
          </table:table-cell>
          <table:table-cell office:value-type="float" office:value="441.9055" calcext:value-type="float">
            <text:p>441.9055</text:p>
          </table:table-cell>
        </table:table-row>
        <table:table-row table:style-name="ro1">
          <table:table-cell office:value-type="string" calcext:value-type="string">
            <text:p>2012/7/12</text:p>
          </table:table-cell>
          <table:table-cell office:value-type="float" office:value="766.73558" calcext:value-type="float">
            <text:p>766.73558</text:p>
          </table:table-cell>
          <table:table-cell office:value-type="float" office:value="438.76182" calcext:value-type="float">
            <text:p>438.76182</text:p>
          </table:table-cell>
        </table:table-row>
        <table:table-row table:style-name="ro1">
          <table:table-cell office:value-type="string" calcext:value-type="string">
            <text:p>2012/7/13</text:p>
          </table:table-cell>
          <table:table-cell office:value-type="float" office:value="763.59414" calcext:value-type="float">
            <text:p>763.59414</text:p>
          </table:table-cell>
          <table:table-cell office:value-type="float" office:value="435.62038" calcext:value-type="float">
            <text:p>435.62038</text:p>
          </table:table-cell>
        </table:table-row>
        <table:table-row table:style-name="ro1">
          <table:table-cell office:value-type="string" calcext:value-type="string">
            <text:p>2012/7/16</text:p>
          </table:table-cell>
          <table:table-cell office:value-type="float" office:value="760.45232" calcext:value-type="float">
            <text:p>760.45232</text:p>
          </table:table-cell>
          <table:table-cell office:value-type="float" office:value="432.47856" calcext:value-type="float">
            <text:p>432.47856</text:p>
          </table:table-cell>
        </table:table-row>
        <table:table-row table:style-name="ro1">
          <table:table-cell office:value-type="string" calcext:value-type="string">
            <text:p>2012/7/17</text:p>
          </table:table-cell>
          <table:table-cell office:value-type="float" office:value="757.31132" calcext:value-type="float">
            <text:p>757.31132</text:p>
          </table:table-cell>
          <table:table-cell office:value-type="float" office:value="429.33756" calcext:value-type="float">
            <text:p>429.33756</text:p>
          </table:table-cell>
        </table:table-row>
        <table:table-row table:style-name="ro1">
          <table:table-cell office:value-type="string" calcext:value-type="string">
            <text:p>2012/7/18</text:p>
          </table:table-cell>
          <table:table-cell office:value-type="float" office:value="754.16916" calcext:value-type="float">
            <text:p>754.16916</text:p>
          </table:table-cell>
          <table:table-cell office:value-type="float" office:value="426.1954" calcext:value-type="float">
            <text:p>426.1954</text:p>
          </table:table-cell>
        </table:table-row>
        <table:table-row table:style-name="ro1">
          <table:table-cell office:value-type="string" calcext:value-type="string">
            <text:p>2012/7/19</text:p>
          </table:table-cell>
          <table:table-cell office:value-type="float" office:value="751.02972" calcext:value-type="float">
            <text:p>751.02972</text:p>
          </table:table-cell>
          <table:table-cell office:value-type="float" office:value="423.05596" calcext:value-type="float">
            <text:p>423.05596</text:p>
          </table:table-cell>
        </table:table-row>
        <table:table-row table:style-name="ro1">
          <table:table-cell office:value-type="string" calcext:value-type="string">
            <text:p>2012/7/20</text:p>
          </table:table-cell>
          <table:table-cell office:value-type="float" office:value="747.88932" calcext:value-type="float">
            <text:p>747.88932</text:p>
          </table:table-cell>
          <table:table-cell office:value-type="float" office:value="419.91556" calcext:value-type="float">
            <text:p>419.91556</text:p>
          </table:table-cell>
        </table:table-row>
        <table:table-row table:style-name="ro1">
          <table:table-cell office:value-type="string" calcext:value-type="string">
            <text:p>2012/7/23</text:p>
          </table:table-cell>
          <table:table-cell office:value-type="float" office:value="744.75106" calcext:value-type="float">
            <text:p>744.75106</text:p>
          </table:table-cell>
          <table:table-cell office:value-type="float" office:value="416.7773" calcext:value-type="float">
            <text:p>416.7773</text:p>
          </table:table-cell>
        </table:table-row>
        <table:table-row table:style-name="ro1">
          <table:table-cell office:value-type="string" calcext:value-type="string">
            <text:p>2012/7/24</text:p>
          </table:table-cell>
          <table:table-cell office:value-type="float" office:value="741.61378" calcext:value-type="float">
            <text:p>741.61378</text:p>
          </table:table-cell>
          <table:table-cell office:value-type="float" office:value="413.64002" calcext:value-type="float">
            <text:p>413.64002</text:p>
          </table:table-cell>
        </table:table-row>
        <table:table-row table:style-name="ro1">
          <table:table-cell office:value-type="string" calcext:value-type="string">
            <text:p>2012/7/25</text:p>
          </table:table-cell>
          <table:table-cell office:value-type="float" office:value="738.4781" calcext:value-type="float">
            <text:p>738.4781</text:p>
          </table:table-cell>
          <table:table-cell office:value-type="float" office:value="410.50434" calcext:value-type="float">
            <text:p>410.50434</text:p>
          </table:table-cell>
        </table:table-row>
        <table:table-row table:style-name="ro1">
          <table:table-cell office:value-type="string" calcext:value-type="string">
            <text:p>2012/7/26</text:p>
          </table:table-cell>
          <table:table-cell office:value-type="float" office:value="735.34102" calcext:value-type="float">
            <text:p>735.34102</text:p>
          </table:table-cell>
          <table:table-cell office:value-type="float" office:value="407.36726" calcext:value-type="float">
            <text:p>407.36726</text:p>
          </table:table-cell>
        </table:table-row>
        <table:table-row table:style-name="ro1">
          <table:table-cell office:value-type="string" calcext:value-type="string">
            <text:p>2012/7/27</text:p>
          </table:table-cell>
          <table:table-cell office:value-type="float" office:value="732.20168" calcext:value-type="float">
            <text:p>732.20168</text:p>
          </table:table-cell>
          <table:table-cell office:value-type="float" office:value="404.22792" calcext:value-type="float">
            <text:p>404.22792</text:p>
          </table:table-cell>
        </table:table-row>
        <table:table-row table:style-name="ro1">
          <table:table-cell office:value-type="string" calcext:value-type="string">
            <text:p>2012/8/10</text:p>
          </table:table-cell>
          <table:table-cell office:value-type="float" office:value="729.05266" calcext:value-type="float">
            <text:p>729.05266</text:p>
          </table:table-cell>
          <table:table-cell office:value-type="float" office:value="401.0789" calcext:value-type="float">
            <text:p>401.0789</text:p>
          </table:table-cell>
        </table:table-row>
        <table:table-row table:style-name="ro1">
          <table:table-cell office:value-type="string" calcext:value-type="string">
            <text:p>2012/8/16</text:p>
          </table:table-cell>
          <table:table-cell office:value-type="float" office:value="725.90342" calcext:value-type="float">
            <text:p>725.90342</text:p>
          </table:table-cell>
          <table:table-cell office:value-type="float" office:value="397.92966" calcext:value-type="float">
            <text:p>397.92966</text:p>
          </table:table-cell>
        </table:table-row>
        <table:table-row table:style-name="ro1">
          <table:table-cell office:value-type="string" calcext:value-type="string">
            <text:p>2012/8/21</text:p>
          </table:table-cell>
          <table:table-cell office:value-type="float" office:value="804.75252" calcext:value-type="float">
            <text:p>804.75252</text:p>
          </table:table-cell>
          <table:table-cell office:value-type="float" office:value="394.7804" calcext:value-type="float">
            <text:p>394.7804</text:p>
          </table:table-cell>
        </table:table-row>
        <table:table-row table:style-name="ro1">
          <table:table-cell office:value-type="string" calcext:value-type="string">
            <text:p>2012/8/23</text:p>
          </table:table-cell>
          <table:table-cell office:value-type="float" office:value="801.60304" calcext:value-type="float">
            <text:p>801.60304</text:p>
          </table:table-cell>
          <table:table-cell office:value-type="float" office:value="391.63092" calcext:value-type="float">
            <text:p>391.63092</text:p>
          </table:table-cell>
        </table:table-row>
        <table:table-row table:style-name="ro1">
          <table:table-cell office:value-type="string" calcext:value-type="string">
            <text:p>2012/8/27</text:p>
          </table:table-cell>
          <table:table-cell office:value-type="float" office:value="798.45238" calcext:value-type="float">
            <text:p>798.45238</text:p>
          </table:table-cell>
          <table:table-cell office:value-type="float" office:value="388.48026" calcext:value-type="float">
            <text:p>388.48026</text:p>
          </table:table-cell>
        </table:table-row>
        <table:table-row table:style-name="ro1">
          <table:table-cell office:value-type="string" calcext:value-type="string">
            <text:p>2012/8/28</text:p>
          </table:table-cell>
          <table:table-cell office:value-type="float" office:value="795.30372" calcext:value-type="float">
            <text:p>795.30372</text:p>
          </table:table-cell>
          <table:table-cell office:value-type="float" office:value="385.3316" calcext:value-type="float">
            <text:p>385.3316</text:p>
          </table:table-cell>
        </table:table-row>
        <table:table-row table:style-name="ro1">
          <table:table-cell office:value-type="string" calcext:value-type="string">
            <text:p>2012/8/29</text:p>
          </table:table-cell>
          <table:table-cell office:value-type="float" office:value="792.1556" calcext:value-type="float">
            <text:p>792.1556</text:p>
          </table:table-cell>
          <table:table-cell office:value-type="float" office:value="382.18348" calcext:value-type="float">
            <text:p>382.18348</text:p>
          </table:table-cell>
        </table:table-row>
        <table:table-row table:style-name="ro1">
          <table:table-cell office:value-type="string" calcext:value-type="string">
            <text:p>2012/8/30</text:p>
          </table:table-cell>
          <table:table-cell office:value-type="float" office:value="789.00844" calcext:value-type="float">
            <text:p>789.00844</text:p>
          </table:table-cell>
          <table:table-cell office:value-type="float" office:value="379.03632" calcext:value-type="float">
            <text:p>379.03632</text:p>
          </table:table-cell>
        </table:table-row>
        <table:table-row table:style-name="ro1">
          <table:table-cell office:value-type="string" calcext:value-type="string">
            <text:p>2012/8/31</text:p>
          </table:table-cell>
          <table:table-cell office:value-type="float" office:value="785.86098" calcext:value-type="float">
            <text:p>785.86098</text:p>
          </table:table-cell>
          <table:table-cell office:value-type="float" office:value="375.88886" calcext:value-type="float">
            <text:p>375.88886</text:p>
          </table:table-cell>
        </table:table-row>
        <table:table-row table:style-name="ro1">
          <table:table-cell office:value-type="string" calcext:value-type="string">
            <text:p>2012/9/3</text:p>
          </table:table-cell>
          <table:table-cell office:value-type="float" office:value="864.71198" calcext:value-type="float">
            <text:p>864.71198</text:p>
          </table:table-cell>
          <table:table-cell office:value-type="float" office:value="372.7415" calcext:value-type="float">
            <text:p>372.7415</text:p>
          </table:table-cell>
        </table:table-row>
        <table:table-row table:style-name="ro1">
          <table:table-cell office:value-type="string" calcext:value-type="string">
            <text:p>2012/9/6</text:p>
          </table:table-cell>
          <table:table-cell office:value-type="float" office:value="861.5653" calcext:value-type="float">
            <text:p>861.5653</text:p>
          </table:table-cell>
          <table:table-cell office:value-type="float" office:value="369.59482" calcext:value-type="float">
            <text:p>369.59482</text:p>
          </table:table-cell>
        </table:table-row>
        <table:table-row table:style-name="ro1">
          <table:table-cell office:value-type="string" calcext:value-type="string">
            <text:p>2012/9/7</text:p>
          </table:table-cell>
          <table:table-cell office:value-type="float" office:value="858.41592" calcext:value-type="float">
            <text:p>858.41592</text:p>
          </table:table-cell>
          <table:table-cell office:value-type="float" office:value="366.44544" calcext:value-type="float">
            <text:p>366.44544</text:p>
          </table:table-cell>
        </table:table-row>
        <table:table-row table:style-name="ro1">
          <table:table-cell office:value-type="string" calcext:value-type="string">
            <text:p>2012/9/18</text:p>
          </table:table-cell>
          <table:table-cell office:value-type="float" office:value="855.26112" calcext:value-type="float">
            <text:p>855.26112</text:p>
          </table:table-cell>
          <table:table-cell office:value-type="float" office:value="363.29064" calcext:value-type="float">
            <text:p>363.29064</text:p>
          </table:table-cell>
        </table:table-row>
        <table:table-row table:style-name="ro1">
          <table:table-cell office:value-type="string" calcext:value-type="string">
            <text:p>2012/9/19</text:p>
          </table:table-cell>
          <table:table-cell office:value-type="float" office:value="852.10602" calcext:value-type="float">
            <text:p>852.10602</text:p>
          </table:table-cell>
          <table:table-cell office:value-type="float" office:value="360.13554" calcext:value-type="float">
            <text:p>360.13554</text:p>
          </table:table-cell>
        </table:table-row>
        <table:table-row table:style-name="ro1">
          <table:table-cell office:value-type="string" calcext:value-type="string">
            <text:p>2012/9/27</text:p>
          </table:table-cell>
          <table:table-cell office:value-type="float" office:value="848.9524" calcext:value-type="float">
            <text:p>848.9524</text:p>
          </table:table-cell>
          <table:table-cell office:value-type="float" office:value="356.98192" calcext:value-type="float">
            <text:p>356.98192</text:p>
          </table:table-cell>
        </table:table-row>
        <table:table-row table:style-name="ro1">
          <table:table-cell office:value-type="string" calcext:value-type="string">
            <text:p>2012/9/28</text:p>
          </table:table-cell>
          <table:table-cell office:value-type="float" office:value="845.79792" calcext:value-type="float">
            <text:p>845.79792</text:p>
          </table:table-cell>
          <table:table-cell office:value-type="float" office:value="353.82744" calcext:value-type="float">
            <text:p>353.82744</text:p>
          </table:table-cell>
        </table:table-row>
        <table:table-row table:style-name="ro1">
          <table:table-cell office:value-type="string" calcext:value-type="string">
            <text:p>2012/10/1</text:p>
          </table:table-cell>
          <table:table-cell office:value-type="float" office:value="842.64408" calcext:value-type="float">
            <text:p>842.64408</text:p>
          </table:table-cell>
          <table:table-cell office:value-type="float" office:value="350.6736" calcext:value-type="float">
            <text:p>350.6736</text:p>
          </table:table-cell>
        </table:table-row>
        <table:table-row table:style-name="ro1">
          <table:table-cell office:value-type="string" calcext:value-type="string">
            <text:p>2012/10/2</text:p>
          </table:table-cell>
          <table:table-cell office:value-type="float" office:value="839.4898" calcext:value-type="float">
            <text:p>839.4898</text:p>
          </table:table-cell>
          <table:table-cell office:value-type="float" office:value="347.51932" calcext:value-type="float">
            <text:p>347.51932</text:p>
          </table:table-cell>
        </table:table-row>
        <table:table-row table:style-name="ro1">
          <table:table-cell office:value-type="string" calcext:value-type="string">
            <text:p>2012/10/3</text:p>
          </table:table-cell>
          <table:table-cell office:value-type="float" office:value="836.33504" calcext:value-type="float">
            <text:p>836.33504</text:p>
          </table:table-cell>
          <table:table-cell office:value-type="float" office:value="344.36456" calcext:value-type="float">
            <text:p>344.36456</text:p>
          </table:table-cell>
        </table:table-row>
        <table:table-row table:style-name="ro1">
          <table:table-cell office:value-type="string" calcext:value-type="string">
            <text:p>2012/10/4</text:p>
          </table:table-cell>
          <table:table-cell office:value-type="float" office:value="833.18094" calcext:value-type="float">
            <text:p>833.18094</text:p>
          </table:table-cell>
          <table:table-cell office:value-type="float" office:value="341.21046" calcext:value-type="float">
            <text:p>341.21046</text:p>
          </table:table-cell>
        </table:table-row>
        <table:table-row table:style-name="ro1">
          <table:table-cell office:value-type="string" calcext:value-type="string">
            <text:p>2012/10/8</text:p>
          </table:table-cell>
          <table:table-cell office:value-type="float" office:value="830.02744" calcext:value-type="float">
            <text:p>830.02744</text:p>
          </table:table-cell>
          <table:table-cell office:value-type="float" office:value="338.05696" calcext:value-type="float">
            <text:p>338.05696</text:p>
          </table:table-cell>
        </table:table-row>
        <table:table-row table:style-name="ro1">
          <table:table-cell office:value-type="string" calcext:value-type="string">
            <text:p>2012/10/9</text:p>
          </table:table-cell>
          <table:table-cell office:value-type="float" office:value="826.87482" calcext:value-type="float">
            <text:p>826.87482</text:p>
          </table:table-cell>
          <table:table-cell office:value-type="float" office:value="334.90434" calcext:value-type="float">
            <text:p>334.90434</text:p>
          </table:table-cell>
        </table:table-row>
        <table:table-row table:style-name="ro1">
          <table:table-cell office:value-type="string" calcext:value-type="string">
            <text:p>2012/10/11</text:p>
          </table:table-cell>
          <table:table-cell office:value-type="float" office:value="823.72512" calcext:value-type="float">
            <text:p>823.72512</text:p>
          </table:table-cell>
          <table:table-cell office:value-type="float" office:value="331.75464" calcext:value-type="float">
            <text:p>331.75464</text:p>
          </table:table-cell>
        </table:table-row>
        <table:table-row table:style-name="ro1">
          <table:table-cell office:value-type="string" calcext:value-type="string">
            <text:p>2012/10/12</text:p>
          </table:table-cell>
          <table:table-cell office:value-type="float" office:value="820.5764" calcext:value-type="float">
            <text:p>820.5764</text:p>
          </table:table-cell>
          <table:table-cell office:value-type="float" office:value="328.60592" calcext:value-type="float">
            <text:p>328.60592</text:p>
          </table:table-cell>
        </table:table-row>
        <table:table-row table:style-name="ro1">
          <table:table-cell office:value-type="string" calcext:value-type="string">
            <text:p>2012/10/15</text:p>
          </table:table-cell>
          <table:table-cell office:value-type="float" office:value="817.42844" calcext:value-type="float">
            <text:p>817.42844</text:p>
          </table:table-cell>
          <table:table-cell office:value-type="float" office:value="325.45796" calcext:value-type="float">
            <text:p>325.45796</text:p>
          </table:table-cell>
        </table:table-row>
        <table:table-row table:style-name="ro1">
          <table:table-cell office:value-type="string" calcext:value-type="string">
            <text:p>2012/10/16</text:p>
          </table:table-cell>
          <table:table-cell office:value-type="float" office:value="814.27928" calcext:value-type="float">
            <text:p>814.27928</text:p>
          </table:table-cell>
          <table:table-cell office:value-type="float" office:value="322.3088" calcext:value-type="float">
            <text:p>322.3088</text:p>
          </table:table-cell>
        </table:table-row>
        <table:table-row table:style-name="ro1">
          <table:table-cell office:value-type="string" calcext:value-type="string">
            <text:p>2012/10/17</text:p>
          </table:table-cell>
          <table:table-cell office:value-type="float" office:value="811.12912" calcext:value-type="float">
            <text:p>811.12912</text:p>
          </table:table-cell>
          <table:table-cell office:value-type="float" office:value="319.15864" calcext:value-type="float">
            <text:p>319.15864</text:p>
          </table:table-cell>
        </table:table-row>
        <table:table-row table:style-name="ro1">
          <table:table-cell office:value-type="string" calcext:value-type="string">
            <text:p>2012/10/18</text:p>
          </table:table-cell>
          <table:table-cell office:value-type="float" office:value="807.97982" calcext:value-type="float">
            <text:p>807.97982</text:p>
          </table:table-cell>
          <table:table-cell office:value-type="float" office:value="316.00934" calcext:value-type="float">
            <text:p>316.00934</text:p>
          </table:table-cell>
        </table:table-row>
        <table:table-row table:style-name="ro1">
          <table:table-cell office:value-type="string" calcext:value-type="string">
            <text:p>2012/10/19</text:p>
          </table:table-cell>
          <table:table-cell office:value-type="float" office:value="804.8305" calcext:value-type="float">
            <text:p>804.8305</text:p>
          </table:table-cell>
          <table:table-cell office:value-type="float" office:value="312.86002" calcext:value-type="float">
            <text:p>312.86002</text:p>
          </table:table-cell>
        </table:table-row>
        <table:table-row table:style-name="ro1">
          <table:table-cell office:value-type="string" calcext:value-type="string">
            <text:p>2012/10/22</text:p>
          </table:table-cell>
          <table:table-cell office:value-type="float" office:value="801.68446" calcext:value-type="float">
            <text:p>801.68446</text:p>
          </table:table-cell>
          <table:table-cell office:value-type="float" office:value="309.71398" calcext:value-type="float">
            <text:p>309.71398</text:p>
          </table:table-cell>
        </table:table-row>
        <table:table-row table:style-name="ro1">
          <table:table-cell office:value-type="string" calcext:value-type="string">
            <text:p>2012/10/23</text:p>
          </table:table-cell>
          <table:table-cell office:value-type="float" office:value="798.53766" calcext:value-type="float">
            <text:p>798.53766</text:p>
          </table:table-cell>
          <table:table-cell office:value-type="float" office:value="306.56718" calcext:value-type="float">
            <text:p>306.56718</text:p>
          </table:table-cell>
        </table:table-row>
        <table:table-row table:style-name="ro1">
          <table:table-cell office:value-type="string" calcext:value-type="string">
            <text:p>2012/10/24</text:p>
          </table:table-cell>
          <table:table-cell office:value-type="float" office:value="795.39302" calcext:value-type="float">
            <text:p>795.39302</text:p>
          </table:table-cell>
          <table:table-cell office:value-type="float" office:value="303.42254" calcext:value-type="float">
            <text:p>303.42254</text:p>
          </table:table-cell>
        </table:table-row>
        <table:table-row table:style-name="ro1">
          <table:table-cell office:value-type="string" calcext:value-type="string">
            <text:p>2012/10/25</text:p>
          </table:table-cell>
          <table:table-cell office:value-type="float" office:value="792.24692" calcext:value-type="float">
            <text:p>792.24692</text:p>
          </table:table-cell>
          <table:table-cell office:value-type="float" office:value="300.27644" calcext:value-type="float">
            <text:p>300.27644</text:p>
          </table:table-cell>
        </table:table-row>
        <table:table-row table:style-name="ro1">
          <table:table-cell office:value-type="string" calcext:value-type="string">
            <text:p>2012/10/26</text:p>
          </table:table-cell>
          <table:table-cell office:value-type="float" office:value="789.10236" calcext:value-type="float">
            <text:p>789.10236</text:p>
          </table:table-cell>
          <table:table-cell office:value-type="float" office:value="379.13352" calcext:value-type="float">
            <text:p>379.13352</text:p>
          </table:table-cell>
        </table:table-row>
        <table:table-row table:style-name="ro1">
          <table:table-cell office:value-type="string" calcext:value-type="string">
            <text:p>2012/10/30</text:p>
          </table:table-cell>
          <table:table-cell office:value-type="float" office:value="785.95892" calcext:value-type="float">
            <text:p>785.95892</text:p>
          </table:table-cell>
          <table:table-cell office:value-type="float" office:value="375.99008" calcext:value-type="float">
            <text:p>375.99008</text:p>
          </table:table-cell>
        </table:table-row>
        <table:table-row table:style-name="ro1">
          <table:table-cell office:value-type="string" calcext:value-type="string">
            <text:p>2012/10/31</text:p>
          </table:table-cell>
          <table:table-cell office:value-type="float" office:value="782.81512" calcext:value-type="float">
            <text:p>782.81512</text:p>
          </table:table-cell>
          <table:table-cell office:value-type="float" office:value="372.84628" calcext:value-type="float">
            <text:p>372.84628</text:p>
          </table:table-cell>
        </table:table-row>
        <table:table-row table:style-name="ro1">
          <table:table-cell office:value-type="string" calcext:value-type="string">
            <text:p>2012/11/1</text:p>
          </table:table-cell>
          <table:table-cell office:value-type="float" office:value="861.67156" calcext:value-type="float">
            <text:p>861.67156</text:p>
          </table:table-cell>
          <table:table-cell office:value-type="float" office:value="369.70436" calcext:value-type="float">
            <text:p>369.70436</text:p>
          </table:table-cell>
        </table:table-row>
        <table:table-row table:style-name="ro1">
          <table:table-cell office:value-type="string" calcext:value-type="string">
            <text:p>2012/11/2</text:p>
          </table:table-cell>
          <table:table-cell office:value-type="float" office:value="858.52732" calcext:value-type="float">
            <text:p>858.52732</text:p>
          </table:table-cell>
          <table:table-cell office:value-type="float" office:value="366.56012" calcext:value-type="float">
            <text:p>366.56012</text:p>
          </table:table-cell>
        </table:table-row>
        <table:table-row table:style-name="ro1">
          <table:table-cell office:value-type="string" calcext:value-type="string">
            <text:p>2012/11/5</text:p>
          </table:table-cell>
          <table:table-cell office:value-type="float" office:value="855.38356" calcext:value-type="float">
            <text:p>855.38356</text:p>
          </table:table-cell>
          <table:table-cell office:value-type="float" office:value="363.41636" calcext:value-type="float">
            <text:p>363.41636</text:p>
          </table:table-cell>
        </table:table-row>
        <table:table-row table:style-name="ro1">
          <table:table-cell office:value-type="string" calcext:value-type="string">
            <text:p>2012/11/6</text:p>
          </table:table-cell>
          <table:table-cell office:value-type="float" office:value="852.24" calcext:value-type="float">
            <text:p>852.24</text:p>
          </table:table-cell>
          <table:table-cell office:value-type="float" office:value="360.2728" calcext:value-type="float">
            <text:p>360.2728</text:p>
          </table:table-cell>
        </table:table-row>
        <table:table-row table:style-name="ro1">
          <table:table-cell office:value-type="string" calcext:value-type="string">
            <text:p>2012/11/7</text:p>
          </table:table-cell>
          <table:table-cell office:value-type="float" office:value="931.0943" calcext:value-type="float">
            <text:p>931.0943</text:p>
          </table:table-cell>
          <table:table-cell office:value-type="float" office:value="357.12874" calcext:value-type="float">
            <text:p>357.12874</text:p>
          </table:table-cell>
        </table:table-row>
        <table:table-row table:style-name="ro1">
          <table:table-cell office:value-type="string" calcext:value-type="string">
            <text:p>2012/11/9</text:p>
          </table:table-cell>
          <table:table-cell office:value-type="float" office:value="1009.94998" calcext:value-type="float">
            <text:p>1009.94998</text:p>
          </table:table-cell>
          <table:table-cell office:value-type="float" office:value="353.98606" calcext:value-type="float">
            <text:p>353.98606</text:p>
          </table:table-cell>
        </table:table-row>
        <table:table-row table:style-name="ro1">
          <table:table-cell office:value-type="string" calcext:value-type="string">
            <text:p>2012/11/13</text:p>
          </table:table-cell>
          <table:table-cell office:value-type="float" office:value="1006.8054" calcext:value-type="float">
            <text:p>1006.8054</text:p>
          </table:table-cell>
          <table:table-cell office:value-type="float" office:value="432.84312" calcext:value-type="float">
            <text:p>432.84312</text:p>
          </table:table-cell>
        </table:table-row>
        <table:table-row table:style-name="ro1">
          <table:table-cell office:value-type="string" calcext:value-type="string">
            <text:p>2012/11/14</text:p>
          </table:table-cell>
          <table:table-cell office:value-type="float" office:value="1003.66382" calcext:value-type="float">
            <text:p>1003.66382</text:p>
          </table:table-cell>
          <table:table-cell office:value-type="float" office:value="429.70154" calcext:value-type="float">
            <text:p>429.70154</text:p>
          </table:table-cell>
        </table:table-row>
        <table:table-row table:style-name="ro1">
          <table:table-cell office:value-type="string" calcext:value-type="string">
            <text:p>2012/11/15</text:p>
          </table:table-cell>
          <table:table-cell office:value-type="float" office:value="1000.52188" calcext:value-type="float">
            <text:p>1000.52188</text:p>
          </table:table-cell>
          <table:table-cell office:value-type="float" office:value="426.5596" calcext:value-type="float">
            <text:p>426.5596</text:p>
          </table:table-cell>
        </table:table-row>
        <table:table-row table:style-name="ro1">
          <table:table-cell office:value-type="string" calcext:value-type="string">
            <text:p>2012/11/16</text:p>
          </table:table-cell>
          <table:table-cell office:value-type="float" office:value="997.3796" calcext:value-type="float">
            <text:p>997.3796</text:p>
          </table:table-cell>
          <table:table-cell office:value-type="float" office:value="423.41732" calcext:value-type="float">
            <text:p>423.41732</text:p>
          </table:table-cell>
        </table:table-row>
        <table:table-row table:style-name="ro1">
          <table:table-cell office:value-type="string" calcext:value-type="string">
            <text:p>2012/11/19</text:p>
          </table:table-cell>
          <table:table-cell office:value-type="float" office:value="994.2367" calcext:value-type="float">
            <text:p>994.2367</text:p>
          </table:table-cell>
          <table:table-cell office:value-type="float" office:value="420.27442" calcext:value-type="float">
            <text:p>420.27442</text:p>
          </table:table-cell>
        </table:table-row>
        <table:table-row table:style-name="ro1">
          <table:table-cell office:value-type="string" calcext:value-type="string">
            <text:p>2012/11/20</text:p>
          </table:table-cell>
          <table:table-cell office:value-type="float" office:value="991.09326" calcext:value-type="float">
            <text:p>991.09326</text:p>
          </table:table-cell>
          <table:table-cell office:value-type="float" office:value="417.13098" calcext:value-type="float">
            <text:p>417.13098</text:p>
          </table:table-cell>
        </table:table-row>
        <table:table-row table:style-name="ro1">
          <table:table-cell office:value-type="string" calcext:value-type="string">
            <text:p>2012/11/21</text:p>
          </table:table-cell>
          <table:table-cell office:value-type="float" office:value="987.94978" calcext:value-type="float">
            <text:p>987.94978</text:p>
          </table:table-cell>
          <table:table-cell office:value-type="float" office:value="413.9875" calcext:value-type="float">
            <text:p>413.9875</text:p>
          </table:table-cell>
        </table:table-row>
        <table:table-row table:style-name="ro1">
          <table:table-cell office:value-type="string" calcext:value-type="string">
            <text:p>2012/11/22</text:p>
          </table:table-cell>
          <table:table-cell office:value-type="float" office:value="984.8079" calcext:value-type="float">
            <text:p>984.8079</text:p>
          </table:table-cell>
          <table:table-cell office:value-type="float" office:value="410.84562" calcext:value-type="float">
            <text:p>410.84562</text:p>
          </table:table-cell>
        </table:table-row>
        <table:table-row table:style-name="ro1">
          <table:table-cell office:value-type="string" calcext:value-type="string">
            <text:p>2012/11/23</text:p>
          </table:table-cell>
          <table:table-cell office:value-type="float" office:value="1063.66384" calcext:value-type="float">
            <text:p>1063.66384</text:p>
          </table:table-cell>
          <table:table-cell office:value-type="float" office:value="407.7032" calcext:value-type="float">
            <text:p>407.7032</text:p>
          </table:table-cell>
        </table:table-row>
        <table:table-row table:style-name="ro1">
          <table:table-cell office:value-type="string" calcext:value-type="string">
            <text:p>2012/11/28</text:p>
          </table:table-cell>
          <table:table-cell office:value-type="float" office:value="1060.51574" calcext:value-type="float">
            <text:p>1060.51574</text:p>
          </table:table-cell>
          <table:table-cell office:value-type="float" office:value="404.5551" calcext:value-type="float">
            <text:p>404.5551</text:p>
          </table:table-cell>
        </table:table-row>
        <table:table-row table:style-name="ro1">
          <table:table-cell office:value-type="string" calcext:value-type="string">
            <text:p>2012/11/29</text:p>
          </table:table-cell>
          <table:table-cell office:value-type="float" office:value="1057.36638" calcext:value-type="float">
            <text:p>1057.36638</text:p>
          </table:table-cell>
          <table:table-cell office:value-type="float" office:value="401.40574" calcext:value-type="float">
            <text:p>401.40574</text:p>
          </table:table-cell>
        </table:table-row>
        <table:table-row table:style-name="ro1">
          <table:table-cell office:value-type="string" calcext:value-type="string">
            <text:p>2012/11/30</text:p>
          </table:table-cell>
          <table:table-cell office:value-type="float" office:value="1054.21572" calcext:value-type="float">
            <text:p>1054.21572</text:p>
          </table:table-cell>
          <table:table-cell office:value-type="float" office:value="398.25508" calcext:value-type="float">
            <text:p>398.25508</text:p>
          </table:table-cell>
        </table:table-row>
        <table:table-row table:style-name="ro1">
          <table:table-cell office:value-type="string" calcext:value-type="string">
            <text:p>2012/12/3</text:p>
          </table:table-cell>
          <table:table-cell office:value-type="float" office:value="1051.06384" calcext:value-type="float">
            <text:p>1051.06384</text:p>
          </table:table-cell>
          <table:table-cell office:value-type="float" office:value="395.1032" calcext:value-type="float">
            <text:p>395.1032</text:p>
          </table:table-cell>
        </table:table-row>
        <table:table-row table:style-name="ro1">
          <table:table-cell office:value-type="string" calcext:value-type="string">
            <text:p>2012/12/18</text:p>
          </table:table-cell>
          <table:table-cell office:value-type="float" office:value="1047.91068" calcext:value-type="float">
            <text:p>1047.91068</text:p>
          </table:table-cell>
          <table:table-cell office:value-type="float" office:value="391.95004" calcext:value-type="float">
            <text:p>391.95004</text:p>
          </table:table-cell>
        </table:table-row>
        <table:table-row table:style-name="ro1">
          <table:table-cell office:value-type="string" calcext:value-type="string">
            <text:p>2012/12/19</text:p>
          </table:table-cell>
          <table:table-cell office:value-type="float" office:value="1044.75676" calcext:value-type="float">
            <text:p>1044.75676</text:p>
          </table:table-cell>
          <table:table-cell office:value-type="float" office:value="388.79612" calcext:value-type="float">
            <text:p>388.79612</text:p>
          </table:table-cell>
        </table:table-row>
        <table:table-row table:style-name="ro1">
          <table:table-cell office:value-type="string" calcext:value-type="string">
            <text:p>2012/12/20</text:p>
          </table:table-cell>
          <table:table-cell office:value-type="float" office:value="1115.75532" calcext:value-type="float">
            <text:p>1115.75532</text:p>
          </table:table-cell>
          <table:table-cell office:value-type="float" office:value="459.79468" calcext:value-type="float">
            <text:p>459.79468</text:p>
          </table:table-cell>
        </table:table-row>
        <table:table-row table:style-name="ro1">
          <table:table-cell office:value-type="string" calcext:value-type="string">
            <text:p>2012/12/21</text:p>
          </table:table-cell>
          <table:table-cell office:value-type="float" office:value="1112.60398" calcext:value-type="float">
            <text:p>1112.60398</text:p>
          </table:table-cell>
          <table:table-cell office:value-type="float" office:value="538.64498" calcext:value-type="float">
            <text:p>538.64498</text:p>
          </table:table-cell>
        </table:table-row>
        <table:table-row table:style-name="ro1">
          <table:table-cell office:value-type="string" calcext:value-type="string">
            <text:p>2012/12/22</text:p>
          </table:table-cell>
          <table:table-cell office:value-type="float" office:value="1140.6034" calcext:value-type="float">
            <text:p>1140.6034</text:p>
          </table:table-cell>
          <table:table-cell office:value-type="float" office:value="566.6444" calcext:value-type="float">
            <text:p>566.6444</text:p>
          </table:table-cell>
        </table:table-row>
        <table:table-row table:style-name="ro1">
          <table:table-cell office:value-type="string" calcext:value-type="string">
            <text:p>2012/12/24</text:p>
          </table:table-cell>
          <table:table-cell office:value-type="float" office:value="1137.45344" calcext:value-type="float">
            <text:p>1137.45344</text:p>
          </table:table-cell>
          <table:table-cell office:value-type="float" office:value="563.49444" calcext:value-type="float">
            <text:p>563.49444</text:p>
          </table:table-cell>
        </table:table-row>
        <table:table-row table:style-name="ro1">
          <table:table-cell office:value-type="string" calcext:value-type="string">
            <text:p>2012/12/25</text:p>
          </table:table-cell>
          <table:table-cell office:value-type="float" office:value="1216.30074" calcext:value-type="float">
            <text:p>1216.30074</text:p>
          </table:table-cell>
          <table:table-cell office:value-type="float" office:value="560.34338" calcext:value-type="float">
            <text:p>560.34338</text:p>
          </table:table-cell>
        </table:table-row>
        <table:table-row table:style-name="ro1">
          <table:table-cell office:value-type="string" calcext:value-type="string">
            <text:p>2012/12/27</text:p>
          </table:table-cell>
          <table:table-cell office:value-type="float" office:value="1213.14874" calcext:value-type="float">
            <text:p>1213.14874</text:p>
          </table:table-cell>
          <table:table-cell office:value-type="float" office:value="557.19138" calcext:value-type="float">
            <text:p>557.191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1T06:21:32.967127508</dc:date>
    <meta:editing-duration>PT2M39S</meta:editing-duration>
    <meta:editing-cycles>1</meta:editing-cycles>
    <meta:document-statistic meta:table-count="1" meta:cell-count="51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bar" chart:style-name="ch1">
        <chart:legend chart:legend-position="end" svg:x="13.983cm" svg:y="4.203cm" style:legend-expansion="high" chart:style-name="ch2"/>
        <chart:plot-area chart:style-name="ch3" table:cell-range-address="option_roi_result.B1:option_roi_result.B170" chart:data-source-has-labels="row" svg:x="0.319cm" svg:y="0.18cm" svg:width="13.345cm" svg:height="8.645cm">
          <chartooo:coordinate-region svg:x="1.231cm" svg:y="0.379cm" svg:width="12.249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B2:option_roi_result.B170" chart:label-cell-address="option_roi_result.B1:option_roi_result.B1" chart:class="chart:bar">
            <chart:data-point chart:repeated="1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HF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4036">
                <text:p>-3.14036</text:p>
                <draw:g>
                  <svg:desc>option_roi_result.B2:option_roi_result.B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28208">
                <text:p>-6.28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42444">
                <text:p>-9.42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56744">
                <text:p>-12.56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71452">
                <text:p>-15.71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.86688">
                <text:p>-18.86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02124">
                <text:p>-22.02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.17532">
                <text:p>-25.17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33248">
                <text:p>-28.33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.48996">
                <text:p>-31.48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4.6475">
                <text:p>-34.6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19242">
                <text:p>44.19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03274">
                <text:p>41.032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87362">
                <text:p>37.873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71468">
                <text:p>34.714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55452">
                <text:p>31.554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39246">
                <text:p>28.392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23202">
                <text:p>25.23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0749">
                <text:p>22.0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9161">
                <text:p>18.9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75626">
                <text:p>15.75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59634">
                <text:p>12.596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.4354">
                <text:p>91.43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.27236">
                <text:p>88.272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.11014">
                <text:p>85.110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.94864">
                <text:p>81.948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.78936">
                <text:p>78.78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.62758">
                <text:p>157.627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.4656">
                <text:p>154.4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1.30394">
                <text:p>151.30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.1439">
                <text:p>148.14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4.98364">
                <text:p>144.983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1.8274">
                <text:p>141.82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.66968">
                <text:p>138.669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5.51194">
                <text:p>135.511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2.35896">
                <text:p>132.358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2062">
                <text:p>129.20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.0548">
                <text:p>126.05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2.90218">
                <text:p>122.902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.75036">
                <text:p>201.750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.59812">
                <text:p>198.59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.44414">
                <text:p>195.444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2.29018">
                <text:p>192.290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9.13606">
                <text:p>189.136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5.9823">
                <text:p>185.98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.83052">
                <text:p>182.830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9.67894">
                <text:p>179.678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6.52892">
                <text:p>176.528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.3783">
                <text:p>255.37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2.22746">
                <text:p>252.227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9.07596">
                <text:p>249.075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5.92508">
                <text:p>245.925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2.77616">
                <text:p>242.776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1.62464">
                <text:p>321.62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8.4723">
                <text:p>318.4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5.32186">
                <text:p>315.321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2.17254">
                <text:p>312.172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1.02244">
                <text:p>391.022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7.87332">
                <text:p>387.873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4.72576">
                <text:p>384.725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3.57806">
                <text:p>463.578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0.43098">
                <text:p>460.430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7.28562">
                <text:p>457.285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4.14238">
                <text:p>454.142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0.99876">
                <text:p>450.998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7.8538">
                <text:p>447.85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4.71082">
                <text:p>444.710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1.56774">
                <text:p>441.567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8.42468">
                <text:p>438.424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5.2832">
                <text:p>435.28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14.13912">
                <text:p>514.139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0.99376">
                <text:p>510.993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9.84932">
                <text:p>589.849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6.70536">
                <text:p>586.70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3.56686">
                <text:p>583.566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0.42784">
                <text:p>580.427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7.2881">
                <text:p>577.28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4.14544">
                <text:p>574.145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1.00534">
                <text:p>571.005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7.86358">
                <text:p>567.863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4.72264">
                <text:p>564.722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1.58184">
                <text:p>561.581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40.43924">
                <text:p>640.439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7.29328">
                <text:p>637.293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34.15012">
                <text:p>634.150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31.01012">
                <text:p>631.010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27.87112">
                <text:p>627.871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4.7322">
                <text:p>624.73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21.5938">
                <text:p>621.5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8.45334">
                <text:p>618.453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97.3121">
                <text:p>697.31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76.16696">
                <text:p>776.166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3.02198">
                <text:p>773.021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9.87926">
                <text:p>769.879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6.73558">
                <text:p>766.735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3.59414">
                <text:p>763.594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0.45232">
                <text:p>760.452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7.31132">
                <text:p>757.311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54.16916">
                <text:p>754.169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1.02972">
                <text:p>751.029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7.88932">
                <text:p>747.889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44.75106">
                <text:p>744.751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41.61378">
                <text:p>741.613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8.4781">
                <text:p>738.47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35.34102">
                <text:p>735.341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2.20168">
                <text:p>732.20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9.05266">
                <text:p>729.052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25.90342">
                <text:p>725.903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04.75252">
                <text:p>804.752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01.60304">
                <text:p>801.603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8.45238">
                <text:p>798.452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95.30372">
                <text:p>795.303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2.1556">
                <text:p>792.15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9.00844">
                <text:p>789.008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85.86098">
                <text:p>785.860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64.71198">
                <text:p>864.711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1.5653">
                <text:p>861.56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58.41592">
                <text:p>858.415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55.26112">
                <text:p>855.261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2.10602">
                <text:p>852.106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48.9524">
                <text:p>848.95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45.79792">
                <text:p>845.797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42.64408">
                <text:p>842.644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39.4898">
                <text:p>839.48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36.33504">
                <text:p>836.335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33.18094">
                <text:p>833.180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30.02744">
                <text:p>830.027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26.87482">
                <text:p>826.874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23.72512">
                <text:p>823.72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20.5764">
                <text:p>820.57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17.42844">
                <text:p>817.428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14.27928">
                <text:p>814.279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11.12912">
                <text:p>811.129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07.97982">
                <text:p>807.979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4.8305">
                <text:p>804.83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01.68446">
                <text:p>801.684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98.53766">
                <text:p>798.537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5.39302">
                <text:p>795.393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92.24692">
                <text:p>792.246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89.10236">
                <text:p>789.102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5.95892">
                <text:p>785.958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2.81512">
                <text:p>782.815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61.67156">
                <text:p>861.671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58.52732">
                <text:p>858.527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55.38356">
                <text:p>855.383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52.24">
                <text:p>852.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31.0943">
                <text:p>931.09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9.94998">
                <text:p>1009.94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06.8054">
                <text:p>1006.80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3.66382">
                <text:p>1003.663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0.52188">
                <text:p>1000.521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97.3796">
                <text:p>997.37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94.2367">
                <text:p>994.23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91.09326">
                <text:p>991.093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87.94978">
                <text:p>987.949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84.8079">
                <text:p>984.80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63.66384">
                <text:p>1063.663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60.51574">
                <text:p>1060.515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57.36638">
                <text:p>1057.366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54.21572">
                <text:p>1054.215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51.06384">
                <text:p>1051.063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47.91068">
                <text:p>1047.910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44.75676">
                <text:p>1044.756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15.75532">
                <text:p>1115.755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12.60398">
                <text:p>1112.603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40.6034">
                <text:p>1140.60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37.45344">
                <text:p>1137.453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16.30074">
                <text:p>1216.300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13.14874">
                <text:p>1213.148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4.201cm" style:legend-expansion="high" chart:style-name="ch2"/>
        <chart:plot-area chart:style-name="ch3" table:cell-range-address="option_roi_result.C1:option_roi_result.C170" chart:data-source-has-labels="row" svg:x="0.32cm" svg:y="0.18cm" svg:width="13.414cm" svg:height="8.64cm">
          <chartooo:coordinate-region svg:x="1.232cm" svg:y="0.379cm" svg:width="12.39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C2:option_roi_result.C170" chart:label-cell-address="option_roi_result.C1:option_roi_result.C1" chart:class="chart:bar">
            <chart:data-point chart:repeated="1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LF</text:p>
                <draw:g>
                  <svg:desc>option_roi_result.C1:option_roi_resul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4036">
                <text:p>-3.14036</text:p>
                <draw:g>
                  <svg:desc>option_roi_result.C2:option_roi_result.C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28208">
                <text:p>-6.28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42444">
                <text:p>-9.42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56744">
                <text:p>-12.56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71452">
                <text:p>-15.71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.86688">
                <text:p>-18.86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02124">
                <text:p>-22.02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.17532">
                <text:p>-25.17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33248">
                <text:p>-28.33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.48996">
                <text:p>-31.48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4.6475">
                <text:p>-34.6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7.80594">
                <text:p>-37.805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03602">
                <text:p>41.03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.87854">
                <text:p>119.878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.7196">
                <text:p>116.7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3.55944">
                <text:p>113.559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2.39902">
                <text:p>192.399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1.24022">
                <text:p>271.24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8.0831">
                <text:p>268.0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4.9243">
                <text:p>264.9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1.76446">
                <text:p>261.764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8.60454">
                <text:p>258.604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7.4436">
                <text:p>337.4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4.28056">
                <text:p>334.28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1.11834">
                <text:p>331.118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7.95684">
                <text:p>327.956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4.79756">
                <text:p>324.797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1.63742">
                <text:p>321.637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8.47544">
                <text:p>318.475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7.31542">
                <text:p>397.315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4.15538">
                <text:p>394.155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0.99512">
                <text:p>390.995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7.83888">
                <text:p>387.838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4.68116">
                <text:p>384.681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1.52342">
                <text:p>381.52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8.37044">
                <text:p>378.370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5.21768">
                <text:p>375.217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2.06628">
                <text:p>372.066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8.91366">
                <text:p>368.913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5.76348">
                <text:p>365.763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2.61124">
                <text:p>362.611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9.45726">
                <text:p>359.457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6.3033">
                <text:p>356.30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3.14918">
                <text:p>353.149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9.99542">
                <text:p>349.995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6.84364">
                <text:p>346.843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3.69206">
                <text:p>343.692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2.54368">
                <text:p>422.543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9.3947">
                <text:p>419.39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6.24386">
                <text:p>416.243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3.09236">
                <text:p>413.092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9.94148">
                <text:p>409.941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6.79256">
                <text:p>406.792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3.64268">
                <text:p>403.642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0.49034">
                <text:p>400.490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7.3399">
                <text:p>397.33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4.19058">
                <text:p>394.190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3.04048">
                <text:p>473.040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9.89136">
                <text:p>469.891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6.7438">
                <text:p>466.74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3.59774">
                <text:p>463.597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0.45066">
                <text:p>460.450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7.3053">
                <text:p>457.30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4.16206">
                <text:p>454.162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1.01844">
                <text:p>451.018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7.87348">
                <text:p>447.873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4.7305">
                <text:p>444.73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1.58742">
                <text:p>441.587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8.44436">
                <text:p>438.444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5.30288">
                <text:p>435.302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2.16044">
                <text:p>432.160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9.01508">
                <text:p>429.015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5.87228">
                <text:p>425.872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2.72832">
                <text:p>422.728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9.58982">
                <text:p>419.589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6.4508">
                <text:p>416.45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3.31106">
                <text:p>413.311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0.1684">
                <text:p>410.16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7.0283">
                <text:p>407.02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3.88654">
                <text:p>403.886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.7456">
                <text:p>400.74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7.6048">
                <text:p>397.60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4.46384">
                <text:p>394.463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1.31788">
                <text:p>391.317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8.17472">
                <text:p>388.174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5.03472">
                <text:p>385.034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1.89572">
                <text:p>381.895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8.7568">
                <text:p>378.75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5.6184">
                <text:p>375.61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2.47794">
                <text:p>372.477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1.3367">
                <text:p>451.33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8.1932">
                <text:p>448.19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5.04822">
                <text:p>445.048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1.9055">
                <text:p>441.90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8.76182">
                <text:p>438.761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5.62038">
                <text:p>435.620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2.47856">
                <text:p>432.478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9.33756">
                <text:p>429.337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6.1954">
                <text:p>426.19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3.05596">
                <text:p>423.055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9.91556">
                <text:p>419.915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6.7773">
                <text:p>416.77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3.64002">
                <text:p>413.640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0.50434">
                <text:p>410.504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7.36726">
                <text:p>407.367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4.22792">
                <text:p>404.227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1.0789">
                <text:p>401.07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7.92966">
                <text:p>397.929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4.7804">
                <text:p>394.78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1.63092">
                <text:p>391.630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8.48026">
                <text:p>388.480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5.3316">
                <text:p>385.33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2.18348">
                <text:p>382.183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79.03632">
                <text:p>379.036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5.88886">
                <text:p>375.888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2.7415">
                <text:p>372.74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9.59482">
                <text:p>369.594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6.44544">
                <text:p>366.445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3.29064">
                <text:p>363.290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0.13554">
                <text:p>360.135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6.98192">
                <text:p>356.981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3.82744">
                <text:p>353.827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0.6736">
                <text:p>350.67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7.51932">
                <text:p>347.519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4.36456">
                <text:p>344.364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1.21046">
                <text:p>341.210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8.05696">
                <text:p>338.056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4.90434">
                <text:p>334.904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1.75464">
                <text:p>331.754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8.60592">
                <text:p>328.605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5.45796">
                <text:p>325.457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2.3088">
                <text:p>322.30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9.15864">
                <text:p>319.158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6.00934">
                <text:p>316.009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2.86002">
                <text:p>312.860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9.71398">
                <text:p>309.713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6.56718">
                <text:p>306.567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3.42254">
                <text:p>303.422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0.27644">
                <text:p>300.276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9.13352">
                <text:p>379.133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5.99008">
                <text:p>375.990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2.84628">
                <text:p>372.846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.70436">
                <text:p>369.704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6.56012">
                <text:p>366.560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3.41636">
                <text:p>363.416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0.2728">
                <text:p>360.27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7.12874">
                <text:p>357.128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3.98606">
                <text:p>353.986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32.84312">
                <text:p>432.843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9.70154">
                <text:p>429.701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6.5596">
                <text:p>426.55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3.41732">
                <text:p>423.417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0.27442">
                <text:p>420.274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7.13098">
                <text:p>417.130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3.9875">
                <text:p>413.98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0.84562">
                <text:p>410.845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7.7032">
                <text:p>407.70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4.5551">
                <text:p>404.55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1.40574">
                <text:p>401.405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8.25508">
                <text:p>398.255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5.1032">
                <text:p>395.10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1.95004">
                <text:p>391.950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8.79612">
                <text:p>388.796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59.79468">
                <text:p>459.794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38.64498">
                <text:p>538.644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6.6444">
                <text:p>566.64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3.49444">
                <text:p>563.494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0.34338">
                <text:p>560.343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7.19138">
                <text:p>557.19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